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language="fi" fo:country="FI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Git: <text:a xlink:type="simple" xlink:href="https://github.com/talehto/my-reminder-app-client" text:style-name="Internet_20_link" text:visited-style-name="Visited_20_Internet_20_Link">https://github.com/talehto/my-reminder-app-client</text:a> </text:p>
      <text:p text:style-name="Text_20_body">c:\work\react\my-reminder-app\my-reminder-app-client&gt; create-react-app my-reminder-app-client</text:p>
      <text:p text:style-name="Text_20_body"><text:span text:style-name="T4">c:\work\react\my-reminder-app\my-reminder-app-client&gt; 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my-reminder-app\my-reminder-app-client&gt; npm start</text:p>
      <text:p text:style-name="Text_20_body"/>
      <text:p text:style-name="P5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reformatted_20_Text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4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>Examples for user task lists</text:p>
      <text:p text:style-name="P2"/>
      <text:p text:style-name="P1"><text:a xlink:type="simple" xlink:href="https://codepen.io/LumenKairos/pen/PzYRXx" text:style-name="Internet_20_link" text:visited-style-name="Visited_20_Internet_20_Link">https://codepen.io/LumenKairos/pen/PzYRXx</text:a> </text:p>
      <text:p text:style-name="P1"/>
      <text:p text:style-name="P2"><text:soft-page-break/>Example record voice</text:p>
      <text:p text:style-name="P2"/>
      <text:p text:style-name="P2"><text:bookmark text:name="yui_3_16_0_ym19_1_1507359483885_388226"/><text:a xlink:type="simple" xlink:href="https://github.com/hackingbeauty/react-mic/blob/master/README.md" office:target-frame-name="_blank" xlink:show="new" text:style-name="Internet_20_link" text:visited-style-name="Visited_20_Internet_20_Link">https://github.com/hackingbeauty/react-mic/blob/master/README.md</text:a> </text:p>
      <text:p text:style-name="P2"/>
      <text:p text:style-name="P2">Example related to play audio</text:p>
      <text:p text:style-name="P2"><text:a xlink:type="simple" xlink:href="https://www.npmjs.com/package/react-audio-player" text:style-name="Internet_20_link" text:visited-style-name="Visited_20_Internet_20_Link">https://www.npmjs.com/package/react-audio-player</text:a> </text:p>
      <text:p text:style-name="P2"/>
      <text:p text:style-name="P2">Example play/pause button</text:p>
      <text:p text:style-name="P2"><text:a xlink:type="simple" xlink:href="https://labs.voronianski.com/react-soundplayer/#ExamplePlayers" text:style-name="Internet_20_link" text:visited-style-name="Visited_20_Internet_20_Link">https://labs.voronianski.com/react-soundplayer/#ExamplePlayers</text:a> <text:s/></text:p>
      <text:p text:style-name="P2"/>
      <text:p text:style-name="P2"><text:a xlink:type="simple" xlink:href="http://nael.io/2017-03-11-building-a-react-audio-player/" text:style-name="Internet_20_link" text:visited-style-name="Visited_20_Internet_20_Link">http://nael.io/2017-03-11-building-a-react-audio-player/</text:a> </text:p>
      <text:p text:style-name="P2"/>
      <text:p text:style-name="P2">Keino valita ikoni buttoniin.</text:p>
      <text:p text:style-name="P6"><text:span text:style-name="Source_20_Text">&lt;div onClick={this.play} className={!this.state.play ? "icon ion-play" : "icon ion-pause"} /&gt;</text:span></text:p>
      <text:p text:style-name="P1"/>
      <text:p text:style-name="P1">&lt;!DOCTYPE html&gt;</text:p>
      <text:p text:style-name="P1">&lt;html&gt;</text:p>
      <text:p text:style-name="P1">&lt;body&gt;</text:p>
      <text:p text:style-name="P1"/>
      <text:p text:style-name="P1">&lt;button onclick="myFunction()"&gt;Play&lt;/button&gt;</text:p>
      <text:p text:style-name="P1"/>
      <text:p text:style-name="P1">&lt;audio controls&gt;</text:p>
      <text:p text:style-name="P1"><text:s text:c="2"/>&lt;source src="horse.ogg" type="audio/ogg"&gt;</text:p>
      <text:p text:style-name="P1"><text:s text:c="2"/>&lt;source src="horse.mp3" type="audio/mpeg"&gt;</text:p>
      <text:p text:style-name="P1">Your browser does not support the audio element.</text:p>
      <text:p text:style-name="P1">&lt;/audio&gt;</text:p>
      <text:p text:style-name="P1"/>
      <text:p text:style-name="P1">&lt;script&gt;</text:p>
      <text:p text:style-name="P1">function myFunction() {</text:p>
      <text:p text:style-name="P1">var audio = new Audio('horse.ogg');</text:p>
      <text:p text:style-name="P1">audio.play();</text:p>
      <text:p text:style-name="P1">}</text:p>
      <text:p text:style-name="P1">&lt;/script&gt;</text:p>
      <text:p text:style-name="P1"/>
      <text:p text:style-name="P1">&lt;/body&gt;</text:p>
      <text:p text:style-name="P1">&lt;/html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2DT2H18M43S</meta:editing-duration>
    <meta:editing-cycles>74</meta:editing-cycles>
    <meta:generator>OpenOffice/4.1.2$Win32 OpenOffice.org_project/412m3$Build-9782</meta:generator>
    <dc:date>2017-10-29T22:32:00.03</dc:date>
    <dc:creator>Tarmo Lehto</dc:creator>
    <meta:document-statistic meta:table-count="0" meta:image-count="0" meta:object-count="0" meta:page-count="2" meta:paragraph-count="49" meta:word-count="136" meta:character-count="1990"/>
    <meta:user-defined meta:name="Info 1"/>
    <meta:user-defined meta:name="Info 2"/>
    <meta:user-defined meta:name="Info 3"/>
    <meta:user-defined meta:name="Info 4"/>
  </office:meta>
</office:document-meta>
</file>